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5f57" officeooo:paragraph-rsid="00155f57"/>
    </style:style>
    <style:style style:name="T1" style:family="text">
      <style:text-properties fo:color="#235a81" style:text-line-through-style="none" style:text-line-through-type="none" style:text-underline-styl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Customer.firstName, Customer.lastName, Rent.sumofCharge,Reservation.fromDate FROM Customer,Rent,Reservation WHERE Customer.customerId = Rent.customerid AND Reservation.idReservation = Rent.idReservat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6:26:08.817035572</meta:creation-date>
    <dc:date>2017-09-01T16:27:05.108203427</dc:date>
    <meta:editing-duration>PT56S</meta:editing-duration>
    <meta:editing-cycles>1</meta:editing-cycles>
    <meta:document-statistic meta:table-count="0" meta:image-count="0" meta:object-count="0" meta:page-count="1" meta:paragraph-count="1" meta:word-count="14" meta:character-count="209" meta:non-whitespace-character-count="196"/>
    <meta:generator>LibreOffice/5.1.6.2$Linux_X86_64 LibreOffice_project/10m0$Build-2</meta:generator>
  </office:meta>
</office:document-meta>
</file>